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4"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4" manifest:media-type="application/octet-stream"/>
  <manifest:file-entry manifest:full-path="settings.xml" manifest:media-type="text/xml"/>
  <manifest:file-entry manifest:full-path="Thumbnails/thumbnail.png" manifest:media-type="image/png"/>
  <manifest:file-entry manifest:full-path="OleObj3" manifest:media-type="application/octet-stream"/>
  <manifest:file-entry manifest:full-path="OleObj2" manifest:media-type="application/octet-stream"/>
  <manifest:file-entry manifest:full-path="styles.xml" manifest:media-type="text/xml"/>
  <manifest:file-entry manifest:full-path="OleObj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华文黑体 - Kelvin" svg:font-family="'华文黑体 - Kelvin'"/>
    <style:font-face style:name="宋体" svg:font-family="宋体"/>
    <style:font-face style:name="方正仿宋_GBK" svg:font-family="方正仿宋_GBK" style:font-pitch="variable"/>
    <style:font-face style:name="方正小宋" svg:font-family="方正小宋"/>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fo:margin-left="-0.044cm" table:align="left" style:may-break-between-rows="true" style:writing-mode="lr-tb"/>
    </style:style>
    <style:style style:name="表格2.A" style:family="table-column">
      <style:table-column-properties style:column-width="5.159cm"/>
    </style:style>
    <style:style style:name="表格2.B" style:family="table-column">
      <style:table-column-properties style:column-width="12.091cm"/>
    </style:style>
    <style:style style:name="表格2.1" style:family="table-row">
      <style:table-row-properties style:min-row-height="1.064cm"/>
    </style:style>
    <style:style style:name="表格2.A1" style:family="table-cell">
      <style:table-cell-properties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style:style>
    <style:style style:name="表格2.A2" style:family="table-cell">
      <style:table-cell-properties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style:style>
    <style:style style:name="表格2.A6" style:family="table-cell">
      <style:table-cell-properties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6.933cm" fo:margin-left="0cm" table:align="left" style:may-break-between-rows="true" style:writing-mode="lr-tb"/>
    </style:style>
    <style:style style:name="表格3.A" style:family="table-column">
      <style:table-column-properties style:column-width="5.103cm"/>
    </style:style>
    <style:style style:name="表格3.B" style:family="table-column">
      <style:table-column-properties style:column-width="6.161cm"/>
    </style:style>
    <style:style style:name="表格3.C" style:family="table-column">
      <style:table-column-properties style:column-width="5.669cm"/>
    </style:style>
    <style:style style:name="表格3.1" style:family="table-row">
      <style:table-row-properties style:min-row-height="1.715cm"/>
    </style:style>
    <style:style style:name="表格3.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0" style:family="table-row">
      <style:table-row-properties style:min-row-height="4.708cm"/>
    </style:style>
    <style:style style:name="表格3.A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4" style:family="table-row">
      <style:table-row-properties style:min-row-height="0.139cm"/>
    </style:style>
    <style:style style:name="表格3.A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0cm" style:auto-text-indent="false" style:page-number="auto" fo:background-color="transparent">
        <style:tab-stops>
          <style:tab-stop style:position="2.93cm"/>
        </style:tab-stops>
      </style:paragraph-properties>
      <style:text-properties officeooo:paragraph-rsid="00510cd3"/>
    </style:style>
    <style:style style:name="P4"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518277"/>
    </style:style>
    <style:style style:name="P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6"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7"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style>
    <style:style style:name="P8"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9" style:family="paragraph" style:parent-style-name="Standard">
      <style:paragraph-properties fo:margin-left="0cm" fo:margin-right="0cm" fo:margin-top="0.55cm" fo:margin-bottom="0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1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2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2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2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75e08"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639816" fo:background-color="transparent" style:font-name-asian="宋体"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8c9a4" fo:background-color="transparent" style:font-name-asian="宋体"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06975" fo:background-color="transparent" style:font-name-asian="宋体"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45c32" fo:background-color="transparent" style:font-name-asian="宋体"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a70c1" fo:background-color="transparent" style:font-name-asian="宋体" style:font-name-complex="宋体"/>
    </style:style>
    <style:style style:name="P3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5b2de" fo:background-color="transparent" style:font-name-asian="宋体" style:font-name-complex="宋体"/>
    </style:style>
    <style:style style:name="P3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5b2de" fo:background-color="transparent" style:font-name-asian="宋体" style:font-name-complex="宋体"/>
    </style:style>
    <style:style style:name="P3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宋体" style:font-name-complex="宋体"/>
    </style:style>
    <style:style style:name="P3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宋体" style:font-name-complex="宋体"/>
    </style:style>
    <style:style style:name="P39"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宋体" style:font-name-complex="宋体"/>
    </style:style>
    <style:style style:name="P4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宋体" style:font-name-complex="宋体"/>
    </style:style>
    <style:style style:name="P4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宋体" style:font-name-complex="宋体"/>
    </style:style>
    <style:style style:name="P4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1.035cm"/>
          <style:tab-stop style:position="2.93cm"/>
        </style:tab-stops>
      </style:paragraph-properties>
      <style:text-properties style:use-window-font-color="true" loext:opacity="0%" style:font-name="宋体" fo:font-size="12pt" fo:font-weight="normal" officeooo:paragraph-rsid="0068c9a4" fo:background-color="transparent" style:font-name-asian="宋体" style:font-name-complex="宋体"/>
    </style:style>
    <style:style style:name="P4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宋体" style:font-name-complex="宋体"/>
    </style:style>
    <style:style style:name="P4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b46cf" fo:background-color="transparent" style:font-name-asian="宋体" style:font-name-complex="宋体"/>
    </style:style>
    <style:style style:name="P4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b46cf" fo:background-color="transparent" style:font-name-asian="宋体" style:font-name-complex="宋体"/>
    </style:style>
    <style:style style:name="P46"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4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43b622" fo:background-color="transparent" style:font-name-asian="宋体" style:font-name-complex="宋体"/>
    </style:style>
    <style:style style:name="P4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4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5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方正仿宋_GBK" style:font-name-complex="宋体"/>
    </style:style>
    <style:style style:name="P5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41610b" fo:background-color="transparent" style:font-name-asian="方正仿宋_GBK" style:font-name-complex="宋体"/>
    </style:style>
    <style:style style:name="P5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fo:background-color="transparent" style:font-name-asian="方正仿宋_GBK" style:font-name-complex="宋体"/>
    </style:style>
    <style:style style:name="P5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10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1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4db3b" fo:background-color="transparent" style:font-name-asian="方正仿宋_GBK" style:font-name-complex="宋体"/>
    </style:style>
    <style:style style:name="P5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方正仿宋_GBK" style:font-name-complex="宋体"/>
    </style:style>
    <style:style style:name="P5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67ffd" fo:background-color="transparent" style:font-name-asian="方正仿宋_GBK" style:font-name-complex="宋体"/>
    </style:style>
    <style:style style:name="P5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6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bd019" fo:background-color="transparent" style:font-name-asian="方正仿宋_GBK" style:font-name-complex="宋体"/>
    </style:style>
    <style:style style:name="P6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bd019" fo:background-color="transparent" style:font-name-asian="方正仿宋_GBK" style:font-name-complex="宋体"/>
    </style:style>
    <style:style style:name="P6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c52fe" fo:background-color="transparent" style:font-name-asian="方正仿宋_GBK" style:font-name-complex="宋体"/>
    </style:style>
    <style:style style:name="P6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c52fe" fo:background-color="transparent" style:font-name-asian="方正仿宋_GBK" style:font-name-complex="宋体"/>
    </style:style>
    <style:style style:name="P6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dd19b" fo:background-color="transparent" style:font-name-asian="方正仿宋_GBK" style:font-name-complex="宋体"/>
    </style:style>
    <style:style style:name="P6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dd19b" fo:background-color="transparent" style:font-name-asian="方正仿宋_GBK" style:font-name-complex="宋体"/>
    </style:style>
    <style:style style:name="P7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f8a3a" fo:background-color="transparent" style:font-name-asian="方正仿宋_GBK" style:font-name-complex="宋体"/>
    </style:style>
    <style:style style:name="P7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7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7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39816" fo:background-color="transparent" style:font-name-asian="方正仿宋_GBK" style:font-name-complex="宋体"/>
    </style:style>
    <style:style style:name="P7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39816" fo:background-color="transparent" style:font-name-asian="方正仿宋_GBK" style:font-name-complex="宋体"/>
    </style:style>
    <style:style style:name="P7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65b6d" fo:background-color="transparent" style:font-name-asian="方正仿宋_GBK" style:font-name-complex="宋体"/>
    </style:style>
    <style:style style:name="P7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65b6d" fo:background-color="transparent" style:font-name-asian="方正仿宋_GBK" style:font-name-complex="宋体"/>
    </style:style>
    <style:style style:name="P8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6f8d3" fo:background-color="transparent" style:font-name-asian="方正仿宋_GBK" style:font-name-complex="宋体"/>
    </style:style>
    <style:style style:name="P8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0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6f8d3" fo:background-color="transparent" style:font-name-asian="方正仿宋_GBK" style:font-name-complex="宋体"/>
    </style:style>
    <style:style style:name="P8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818fb" fo:background-color="transparent" style:font-name-asian="方正仿宋_GBK" style:font-name-complex="宋体"/>
    </style:style>
    <style:style style:name="P8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818fb" fo:background-color="transparent" style:font-name-asian="方正仿宋_GBK" style:font-name-complex="宋体"/>
    </style:style>
    <style:style style:name="P8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8c9a4" fo:background-color="transparent" style:font-name-asian="方正仿宋_GBK" style:font-name-complex="宋体"/>
    </style:style>
    <style:style style:name="P8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a17b1" fo:background-color="transparent" style:font-name-asian="方正仿宋_GBK" style:font-name-complex="宋体"/>
    </style:style>
    <style:style style:name="P8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a4e6d" fo:background-color="transparent" style:font-name-asian="方正仿宋_GBK" style:font-name-complex="宋体"/>
    </style:style>
    <style:style style:name="P8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b89fa" fo:background-color="transparent" style:font-name-asian="方正仿宋_GBK" style:font-name-complex="宋体"/>
    </style:style>
    <style:style style:name="P8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b89fa" fo:background-color="transparent" style:font-name-asian="方正仿宋_GBK" style:font-name-complex="宋体"/>
    </style:style>
    <style:style style:name="P8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d2ee1" fo:background-color="transparent" style:font-name-asian="方正仿宋_GBK" style:font-name-complex="宋体"/>
    </style:style>
    <style:style style:name="P9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6e0fea" fo:background-color="transparent" style:font-name-asian="方正仿宋_GBK" style:font-name-complex="宋体"/>
    </style:style>
    <style:style style:name="P9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6e0fea" fo:background-color="transparent" style:font-name-asian="方正仿宋_GBK" style:font-name-complex="宋体"/>
    </style:style>
    <style:style style:name="P9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00afd" fo:background-color="transparent" style:font-name-asian="方正仿宋_GBK" style:font-name-complex="宋体"/>
    </style:style>
    <style:style style:name="P9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06975" fo:background-color="transparent" style:font-name-asian="方正仿宋_GBK" style:font-name-complex="宋体"/>
    </style:style>
    <style:style style:name="P9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10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06975" fo:background-color="transparent" style:font-name-asian="方正仿宋_GBK" style:font-name-complex="宋体"/>
    </style:style>
    <style:style style:name="P9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1bcc6" fo:background-color="transparent" style:font-name-asian="方正仿宋_GBK" style:font-name-complex="宋体"/>
    </style:style>
    <style:style style:name="P9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2bb7e" fo:background-color="transparent" style:font-name-asian="方正仿宋_GBK" style:font-name-complex="宋体"/>
    </style:style>
    <style:style style:name="P9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45c32" fo:background-color="transparent" style:font-name-asian="方正仿宋_GBK" style:font-name-complex="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62e6c" fo:background-color="transparent" style:font-name-asian="方正仿宋_GBK" style:font-name-complex="宋体"/>
    </style:style>
    <style:style style:name="P9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62e6c" fo:background-color="transparent" style:font-name-asian="方正仿宋_GBK" style:font-name-complex="宋体"/>
    </style:style>
    <style:style style:name="P10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92574" fo:background-color="transparent" style:font-name-asian="方正仿宋_GBK" style:font-name-complex="宋体"/>
    </style:style>
    <style:style style:name="P10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a821b" fo:background-color="transparent" style:font-name-asian="方正仿宋_GBK" style:font-name-complex="宋体"/>
    </style:style>
    <style:style style:name="P10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7a821b" fo:background-color="transparent" style:font-name-asian="方正仿宋_GBK" style:font-name-complex="宋体"/>
    </style:style>
    <style:style style:name="P10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c3038" fo:background-color="transparent" style:font-name-asian="方正仿宋_GBK" style:font-name-complex="宋体"/>
    </style:style>
    <style:style style:name="P10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e29c8" fo:background-color="transparent" style:font-name-asian="方正仿宋_GBK" style:font-name-complex="宋体"/>
    </style:style>
    <style:style style:name="P10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0087c" fo:background-color="transparent" style:font-name-asian="方正仿宋_GBK" style:font-name-complex="宋体"/>
    </style:style>
    <style:style style:name="P10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088c2" fo:background-color="transparent" style:font-name-asian="方正仿宋_GBK" style:font-name-complex="宋体"/>
    </style:style>
    <style:style style:name="P10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1dcf9" fo:background-color="transparent" style:font-name-asian="方正仿宋_GBK" style:font-name-complex="宋体"/>
    </style:style>
    <style:style style:name="P10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2a501" fo:background-color="transparent" style:font-name-asian="方正仿宋_GBK" style:font-name-complex="宋体"/>
    </style:style>
    <style:style style:name="P10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5b2de" fo:background-color="transparent" style:font-name-asian="方正仿宋_GBK" style:font-name-complex="宋体"/>
    </style:style>
    <style:style style:name="P11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62f7e" fo:background-color="transparent" style:font-name-asian="方正仿宋_GBK" style:font-name-complex="宋体"/>
    </style:style>
    <style:style style:name="P11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方正仿宋_GBK" style:font-name-complex="宋体"/>
    </style:style>
    <style:style style:name="P112"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方正仿宋_GBK" style:font-name-complex="宋体"/>
    </style:style>
    <style:style style:name="P11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8a93c" fo:background-color="transparent" style:font-name-asian="方正仿宋_GBK" style:font-name-complex="宋体"/>
    </style:style>
    <style:style style:name="P11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1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e4c622" fo:background-color="transparent" style:font-name-asian="方正仿宋_GBK" style:font-name-complex="宋体"/>
    </style:style>
    <style:style style:name="P11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780935" fo:background-color="transparent" style:font-name-asian="方正仿宋_GBK" style:font-name-complex="宋体"/>
    </style:style>
    <style:style style:name="P11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11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11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08b8ce8" fo:background-color="transparent" style:font-name-asian="方正仿宋_GBK" style:font-name-complex="宋体"/>
    </style:style>
    <style:style style:name="P120"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21"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2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989a5" fo:background-color="transparent" style:font-name-asian="方正仿宋_GBK" style:font-name-complex="宋体"/>
    </style:style>
    <style:style style:name="P12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08b46cf" fo:background-color="transparent" style:font-name-asian="方正仿宋_GBK" style:font-name-complex="宋体"/>
    </style:style>
    <style:style style:name="P12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方正仿宋_GBK" style:font-name-complex="宋体"/>
    </style:style>
    <style:style style:name="P125"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126"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12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4ac70" fo:background-color="transparent" style:font-name-asian="方正仿宋_GBK" style:font-name-complex="宋体"/>
    </style:style>
    <style:style style:name="P12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5391c" fo:background-color="transparent" style:font-name-asian="方正仿宋_GBK" style:font-name-complex="宋体"/>
    </style:style>
    <style:style style:name="P12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0d67fb9" officeooo:paragraph-rsid="00d67fb9" fo:background-color="transparent" style:font-name-asian="方正仿宋_GBK" style:font-name-complex="宋体"/>
    </style:style>
    <style:style style:name="P130" style:family="paragraph" style:parent-style-name="Standard">
      <style:paragraph-properties fo:margin-left="-0.501cm" fo:margin-right="0cm" fo:margin-top="0.423cm" fo:margin-bottom="0.212cm" style:contextual-spacing="false" fo:line-height="150%" fo:text-align="justify" style:justify-single-word="false" fo:text-indent="0cm" style:auto-text-indent="false">
        <style:tab-stops>
          <style:tab-stop style:position="3.431cm"/>
        </style:tab-stops>
      </style:paragraph-properties>
      <style:text-properties style:use-window-font-color="true" loext:opacity="0%" style:font-name="宋体" fo:font-size="14pt" fo:font-weight="bold" fo:background-color="transparent" style:font-name-asian="宋体" style:font-name-complex="宋体"/>
    </style:style>
    <style:style style:name="P131"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8.25pt" fo:font-weight="normal" fo:background-color="transparent" style:font-name-asian="宋体" style:font-size-asian="16pt" style:font-name-complex="宋体" style:font-size-complex="18.25pt"/>
    </style:style>
    <style:style style:name="P132"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26pt" fo:font-weight="normal" fo:background-color="transparent" style:font-name-asian="宋体" style:font-size-asian="26pt" style:font-name-complex="宋体" style:font-size-complex="26pt"/>
    </style:style>
    <style:style style:name="P1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fo:background-color="transparent" style:font-name-asian="华文黑体 - Kelvin" style:font-name-complex="华文黑体 - Kelvin"/>
    </style:style>
    <style:style style:name="P1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0fdb86" officeooo:paragraph-rsid="000fdb86" fo:background-color="transparent" style:font-name-asian="华文黑体 - Kelvin" style:font-name-complex="华文黑体 - Kelvin"/>
    </style:style>
    <style:style style:name="P1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830d0" officeooo:paragraph-rsid="00e830d0" fo:background-color="transparent" style:font-name-asian="华文黑体 - Kelvin" style:font-name-complex="华文黑体 - Kelvin"/>
    </style:style>
    <style:style style:name="P1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1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138"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39"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方正小宋" fo:font-size="12pt" fo:font-weight="normal" officeooo:rsid="001fd231" officeooo:paragraph-rsid="0041610b" fo:background-color="transparent" style:font-name-asian="方正小宋" style:font-size-asian="12pt" style:font-weight-asian="normal" style:font-name-complex="宋体" style:font-size-complex="12pt" style:font-weight-complex="normal"/>
    </style:style>
    <style:style style:name="P140" style:family="paragraph" style:parent-style-name="Standard">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41" style:family="paragraph" style:parent-style-name="Standard">
      <style:paragraph-properties fo:margin-top="0.423cm" fo:margin-bottom="0.212cm" style:contextual-spacing="false" fo:line-height="150%" fo:text-align="justify" style:justify-single-word="false">
        <style:tab-stops>
          <style:tab-stop style:position="2.93cm"/>
        </style:tab-stops>
      </style:paragraph-properties>
      <style:text-properties style:use-window-font-color="true" loext:opacity="0%" style:font-name="方正小宋" fo:font-size="14pt" fo:font-weight="normal" fo:background-color="transparent" style:font-name-asian="方正小宋" style:font-size-asian="14pt" style:font-weight-asian="normal" style:font-name-complex="宋体" style:font-size-complex="14pt" style:font-weight-complex="normal"/>
    </style:style>
    <style:style style:name="P142" style:family="paragraph" style:parent-style-name="Standard">
      <style:paragraph-properties fo:margin-left="0cm" fo:margin-right="0cm" fo:margin-top="0.423cm" fo:margin-bottom="0.212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方正小宋" fo:font-size="14pt" fo:font-weight="normal" fo:background-color="transparent" style:font-name-asian="方正小宋" style:font-size-asian="14pt" style:font-weight-asian="normal" style:font-name-complex="宋体" style:font-size-complex="14pt" style:font-weight-complex="normal"/>
    </style:style>
    <style:style style:name="P143"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4pt" fo:font-weight="normal" officeooo:paragraph-rsid="00422406" fo:background-color="transparent" style:font-name-asian="方正小宋" style:font-size-asian="14pt" style:font-weight-asian="normal" style:font-name-complex="宋体" style:font-size-complex="14pt" style:font-weight-complex="normal"/>
    </style:style>
    <style:style style:name="P144"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方正小宋" fo:font-size="14pt" fo:font-weight="normal" officeooo:paragraph-rsid="0043b622" fo:background-color="transparent" style:font-name-asian="方正小宋" style:font-size-asian="14pt" style:font-weight-asian="normal" style:font-name-complex="宋体" style:font-size-complex="14pt" style:font-weight-complex="normal"/>
    </style:style>
    <style:style style:name="P14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rsid="000fdb86" officeooo:paragraph-rsid="000fdb86"/>
    </style:style>
    <style:style style:name="P146"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fo:font-size="26pt" style:font-name-asian="宋体" style:font-size-asian="26pt" style:font-size-complex="26pt"/>
    </style:style>
    <style:style style:name="P14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14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1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15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151"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4ac70"/>
    </style:style>
    <style:style style:name="P152"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5391c"/>
    </style:style>
    <style:style style:name="P15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rsid="00e830d0" officeooo:paragraph-rsid="00e830d0"/>
    </style:style>
    <style:style style:name="P154" style:family="paragraph" style:parent-style-name="Heading_20_2">
      <style:text-properties style:use-window-font-color="true" loext:opacity="0%" style:font-name="方正小宋" fo:font-size="14pt" fo:font-weight="normal" fo:background-color="transparent" style:font-name-asian="方正小宋" style:font-size-asian="14pt" style:font-weight-asian="normal" style:font-name-complex="宋体" style:font-size-complex="14pt" style:font-weight-complex="normal"/>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officeooo:rsid="00475e08" fo:background-color="transparent" loext:char-shading-value="0" style:font-name-asian="宋体" style:font-name-complex="宋体"/>
    </style:style>
    <style:style style:name="T3" style:family="text">
      <style:text-properties style:use-window-font-color="true" loext:opacity="0%" style:font-name="宋体" fo:font-size="12pt" fo:font-weight="normal" officeooo:rsid="004a1cd3" fo:background-color="transparent" loext:char-shading-value="0" style:font-name-asian="宋体" style:font-name-complex="宋体"/>
    </style:style>
    <style:style style:name="T4" style:family="text">
      <style:text-properties style:use-window-font-color="true" loext:opacity="0%" style:font-name="宋体" fo:font-size="12pt" fo:font-weight="normal"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0df21f1" fo:background-color="transparent" loext:char-shading-value="0" style:font-name-asian="方正仿宋_GBK" style:font-name-complex="宋体"/>
    </style:style>
    <style:style style:name="T6" style:family="text">
      <style:text-properties style:use-window-font-color="true" loext:opacity="0%" style:font-name="宋体" fo:font-size="12pt" fo:font-style="italic" fo:font-weight="bold" fo:background-color="transparent" loext:char-shading-value="0" style:font-name-asian="方正仿宋_GBK" style:font-style-asian="italic" style:font-weight-asian="bold" style:font-name-complex="宋体" style:font-style-complex="italic" style:font-weight-complex="bold"/>
    </style:style>
    <style:style style:name="T7"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8" style:family="text">
      <style:text-properties style:use-window-font-color="true" loext:opacity="0%" style:font-name="宋体" fo:font-weight="normal" fo:background-color="transparent" loext:char-shading-value="0" style:font-name-complex="宋体"/>
    </style:style>
    <style:style style:name="T9" style:family="text">
      <style:text-properties style:use-window-font-color="true" loext:opacity="0%" style:font-name="FreeSans" fo:font-weight="normal" fo:background-color="transparent" loext:char-shading-value="0" style:font-name-complex="FreeSans"/>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officeooo:rsid="001fd231"/>
    </style:style>
    <style:style style:name="T12" style:family="text">
      <style:text-properties style:font-name-asian="方正仿宋_GBK"/>
    </style:style>
    <style:style style:name="T13" style:family="text">
      <style:text-properties officeooo:rsid="00867ffd" style:font-name-asian="方正仿宋_GBK"/>
    </style:style>
    <style:style style:name="T14" style:family="text">
      <style:text-properties officeooo:rsid="003ba688"/>
    </style:style>
    <style:style style:name="T15" style:family="text">
      <style:text-properties officeooo:rsid="0045f337"/>
    </style:style>
    <style:style style:name="T16" style:family="text">
      <style:text-properties fo:font-style="italic" fo:font-weight="bold" style:font-name-asian="方正仿宋_GBK"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style:font-name-asian="方正仿宋_GBK"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d67fb9"/>
    </style:style>
    <style:style style:name="T21" style:family="text">
      <style:text-properties officeooo:rsid="00dcba88"/>
    </style:style>
    <style:style style:name="T22" style:family="text">
      <style:text-properties officeooo:rsid="00df21f1"/>
    </style:style>
    <style:style style:name="T23" style:family="text">
      <style:text-properties officeooo:rsid="00df78af"/>
    </style:style>
    <style:style style:name="T24" style:family="text">
      <style:text-properties officeooo:rsid="00e0a713"/>
    </style:style>
    <style:style style:name="fr1" style:family="graphic" style:parent-style-name="OLE">
      <style:graphic-properties style:vertical-pos="top" style:vertical-rel="baseline" draw:visible-area-left="0cm" draw:visible-area-top="0cm" draw:visible-area-width="5.005cm" draw:visible-area-height="5.005cm" draw:ole-draw-aspect="1"/>
    </style:style>
    <style:style style:name="fr2" style:family="graphic" style:parent-style-name="OLE">
      <style:graphic-properties style:run-through="foreground" style:wrap="none" style:vertical-pos="top" style:vertical-rel="paragraph" style:horizontal-pos="center" style:horizontal-rel="paragraph" draw:visible-area-left="0cm" draw:visible-area-top="0cm" draw:visible-area-width="5.005cm" draw:visible-area-height="5.005cm" draw:ole-draw-aspect="1"/>
    </style:style>
    <style:style style:name="fr3" style:family="graphic" style:parent-style-name="OLE">
      <style:graphic-properties style:run-through="foreground" style:wrap="none" style:vertical-pos="from-top" style:vertical-rel="paragraph" style:horizontal-pos="from-left" style:horizontal-rel="paragraph" draw:visible-area-left="0cm" draw:visible-area-top="0cm" draw:visible-area-width="5.005cm" draw:visible-area-height="5.00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146"><text:span text:style-name="T9">“</text:span><text:span text:style-name="T8">想书”——分享你的生活</text:span></text:p>
      <text:p text:style-name="P131"/>
      <text:p text:style-name="P12"/>
      <text:p text:style-name="P132">用况建模文档</text:p>
      <text:p text:style-name="P9"/>
      <text:p text:style-name="P10"/>
      <text:p text:style-name="P10"/>
      <text:p text:style-name="P10"/>
      <text:p text:style-name="P17"/>
      <table:table table:name="表格1" table:style-name="表格1">
        <table:table-column table:style-name="表格1.A"/>
        <table:table-column table:style-name="表格1.B"/>
        <table:table-column table:style-name="表格1.C"/>
        <table:table-column table:style-name="表格1.D"/>
        <table:table-row table:style-name="TableLine94350896260816">
          <table:table-cell table:style-name="表格1.A1" office:value-type="string">
            <text:p text:style-name="P18">日期</text:p>
          </table:table-cell>
          <table:table-cell table:style-name="表格1.B1" office:value-type="string">
            <text:p text:style-name="P20">修改</text:p>
          </table:table-cell>
          <table:table-cell table:style-name="表格1.C1" office:value-type="string">
            <text:p text:style-name="P6"><text:span text:style-name="T10"><text:s text:c="25"/></text:span><text:span text:style-name="T1">描述</text:span></text:p>
          </table:table-cell>
          <table:table-cell table:style-name="表格1.D1" office:value-type="string">
            <text:p text:style-name="P19">作者</text:p>
          </table:table-cell>
        </table:table-row>
        <table:table-row table:style-name="TableLine94350896356608">
          <table:table-cell table:style-name="表格1.A2" office:value-type="string">
            <text:p text:style-name="P1"><text:span text:style-name="T10">2021</text:span><text:span text:style-name="T1">年11月25日</text:span></text:p>
          </table:table-cell>
          <table:table-cell table:style-name="表格1.B2" office:value-type="string">
            <text:p text:style-name="P133">1.0</text:p>
          </table:table-cell>
          <table:table-cell table:style-name="表格1.C2" office:value-type="string">
            <text:p text:style-name="P19">初始版本</text:p>
          </table:table-cell>
          <table:table-cell table:style-name="表格1.D2" office:value-type="string">
            <text:p text:style-name="P12"/>
          </table:table-cell>
        </table:table-row>
        <table:table-row table:style-name="TableLine94350896417088">
          <table:table-cell table:style-name="表格1.A3" office:value-type="string">
            <text:p text:style-name="P1"><text:span text:style-name="T10">2021 </text:span><text:span text:style-name="T1">年</text:span><text:span text:style-name="T10"> 12 </text:span><text:span text:style-name="T1">月</text:span><text:span text:style-name="T10">8</text:span><text:span text:style-name="T1">日</text:span></text:p>
          </table:table-cell>
          <table:table-cell table:style-name="表格1.B3" office:value-type="string">
            <text:p text:style-name="P133">2.0</text:p>
          </table:table-cell>
          <table:table-cell table:style-name="表格1.C3" office:value-type="string">
            <text:p text:style-name="P2"><text:span text:style-name="T10"><text:s/></text:span><text:span text:style-name="T1">大改：“黑盒”，无界面描述，描述细节</text:span></text:p>
          </table:table-cell>
          <table:table-cell table:style-name="表格1.D3" office:value-type="string">
            <text:p text:style-name="P12"/>
          </table:table-cell>
        </table:table-row>
        <table:table-row table:style-name="TableLine94350896419744">
          <table:table-cell table:style-name="表格1.A4" office:value-type="string">
            <text:p text:style-name="P1"><text:span text:style-name="T10">2021</text:span><text:span text:style-name="T1">年</text:span><text:span text:style-name="T10"> 12 </text:span><text:span text:style-name="T1">月</text:span><text:span text:style-name="T10"> 19 </text:span><text:span text:style-name="T1">日</text:span></text:p>
          </table:table-cell>
          <table:table-cell table:style-name="表格1.B4" office:value-type="string">
            <text:p text:style-name="P133">2.1</text:p>
          </table:table-cell>
          <table:table-cell table:style-name="表格1.C4" office:value-type="string">
            <text:p text:style-name="P1"><text:span text:style-name="T10"><text:s/></text:span><text:span text:style-name="T1">更新参与者名称及用况图</text:span></text:p>
          </table:table-cell>
          <table:table-cell table:style-name="表格1.D4" office:value-type="string">
            <text:p text:style-name="P12"/>
          </table:table-cell>
        </table:table-row>
        <table:table-row table:style-name="表格1.5">
          <table:table-cell table:style-name="表格1.A5" office:value-type="string">
            <text:p text:style-name="P1"><text:span text:style-name="T10">2021 </text:span><text:span text:style-name="T1">年</text:span><text:span text:style-name="T10">12</text:span><text:span text:style-name="T1">月</text:span><text:span text:style-name="T10">26</text:span><text:span text:style-name="T1">日</text:span></text:p>
          </table:table-cell>
          <table:table-cell table:style-name="表格1.B5" office:value-type="string">
            <text:p text:style-name="P133">2.3</text:p>
          </table:table-cell>
          <table:table-cell table:style-name="表格1.C5" office:value-type="string">
            <text:p text:style-name="P19">对系统所要做的事情进行详细描述</text:p>
          </table:table-cell>
          <table:table-cell table:style-name="表格1.D5" office:value-type="string">
            <text:p text:style-name="P12"/>
          </table:table-cell>
        </table:table-row>
        <table:table-row table:style-name="表格1.5">
          <table:table-cell table:style-name="表格1.A6" office:value-type="string">
            <text:p text:style-name="P1"><text:span text:style-name="T10">2022</text:span><text:span text:style-name="T1">年</text:span><text:span text:style-name="T10">1</text:span><text:span text:style-name="T1">月</text:span><text:span text:style-name="T10">1</text:span><text:span text:style-name="T1">日</text:span></text:p>
          </table:table-cell>
          <table:table-cell table:style-name="表格1.B6" office:value-type="string">
            <text:p text:style-name="P133">2.4</text:p>
          </table:table-cell>
          <table:table-cell table:style-name="表格1.C6" office:value-type="string">
            <text:p text:style-name="P19">增加系统要做的事情，同时避免抢占设计</text:p>
          </table:table-cell>
          <table:table-cell table:style-name="表格1.D6" office:value-type="string">
            <text:p text:style-name="P12"/>
          </table:table-cell>
        </table:table-row>
        <table:table-row table:style-name="表格1.5">
          <table:table-cell table:style-name="表格1.A7" office:value-type="string">
            <text:p text:style-name="P145">2022年1月10日</text:p>
          </table:table-cell>
          <table:table-cell table:style-name="表格1.B7" office:value-type="string">
            <text:p text:style-name="P134">2.5</text:p>
          </table:table-cell>
          <table:table-cell table:style-name="表格1.C7" office:value-type="string">
            <text:p text:style-name="P19">增加互动交流处关于点赞，收藏的细节</text:p>
          </table:table-cell>
          <table:table-cell table:style-name="表格1.D7" office:value-type="string">
            <text:p text:style-name="P12"/>
          </table:table-cell>
        </table:table-row>
        <table:table-row table:style-name="表格1.5">
          <table:table-cell table:style-name="表格1.A7" office:value-type="string">
            <text:p text:style-name="P153">2022年3月21日</text:p>
          </table:table-cell>
          <table:table-cell table:style-name="表格1.B7" office:value-type="string">
            <text:p text:style-name="P135">2.6</text:p>
          </table:table-cell>
          <table:table-cell table:style-name="表格1.C7" office:value-type="string">
            <text:p text:style-name="P48">修改获取图片/视频的细节</text:p>
          </table:table-cell>
          <table:table-cell table:style-name="表格1.D7" office:value-type="string">
            <text:p text:style-name="P12"/>
          </table:table-cell>
        </table:table-row>
      </table:table>
      <text:p text:style-name="P11"/>
      <text:p text:style-name="P11"/>
      <text:p text:style-name="P11"/>
      <text:p text:style-name="P11"/>
      <text:h text:style-name="P154" text:outline-level="2"><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136">for (为)</text:p>
          </table:table-cell>
          <table:table-cell table:style-name="表格2.B1" office:value-type="string">
            <text:p text:style-name="P136">倾向于喜欢记录生活、分享生活的人</text:p>
          </table:table-cell>
        </table:table-row>
        <table:table-row table:style-name="表格2.2">
          <table:table-cell table:style-name="表格2.A2" office:value-type="string">
            <text:p text:style-name="P136">who (谁)</text:p>
          </table:table-cell>
          <table:table-cell table:style-name="表格2.B2" office:value-type="string">
            <text:p text:style-name="P136">需要一个平台对自己的生活、知识进行分享</text:p>
          </table:table-cell>
        </table:table-row>
        <table:table-row table:style-name="表格2.2">
          <table:table-cell table:style-name="表格2.A3" office:value-type="string">
            <text:p text:style-name="P136">the (产品名)</text:p>
          </table:table-cell>
          <table:table-cell table:style-name="表格2.B3" office:value-type="string">
            <text:p text:style-name="P136">“想书”是一款主打界面清爽的内容分享社交软件</text:p>
          </table:table-cell>
        </table:table-row>
        <table:table-row table:style-name="表格2.2">
          <table:table-cell table:style-name="表格2.A4" office:value-type="string">
            <text:p text:style-name="P136">that(它)</text:p>
          </table:table-cell>
          <table:table-cell table:style-name="表格2.B4" office:value-type="string">
            <text:p text:style-name="P136">随时随地记录生活、分享生活、随时随地了解新鲜事</text:p>
          </table:table-cell>
        </table:table-row>
        <table:table-row table:style-name="表格2.2">
          <table:table-cell table:style-name="表格2.A5" office:value-type="string">
            <text:p text:style-name="P136">unlike（不像）</text:p>
          </table:table-cell>
          <table:table-cell table:style-name="表格2.B5" office:value-type="string">
            <text:p text:style-name="P136">微博功能太杂、小红书以电商为主</text:p>
          </table:table-cell>
        </table:table-row>
        <table:table-row table:style-name="表格2.6">
          <table:table-cell table:style-name="表格2.A6" office:value-type="string">
            <text:p text:style-name="P136">our product(我们的产品)</text:p>
          </table:table-cell>
          <table:table-cell table:style-name="表格2.B6" office:value-type="string">
            <text:p text:style-name="P137">功能简单、易于上手、聚焦爱好、主打分享</text:p>
          </table:table-cell>
        </table:table-row>
      </table:table>
      <text:p text:style-name="P142">2. 术语表</text:p>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20">术语</text:p>
          </table:table-cell>
          <table:table-cell table:style-name="表格3.B1" office:value-type="string">
            <text:p text:style-name="P20">说明</text:p>
          </table:table-cell>
          <table:table-cell table:style-name="表格3.C1" office:value-type="string">
            <text:p text:style-name="P20">补充信息</text:p>
          </table:table-cell>
        </table:table-row>
        <table:table-row table:style-name="TableLine94350896523120">
          <table:table-cell table:style-name="表格3.A2" office:value-type="string">
            <text:p text:style-name="P20">笔记</text:p>
          </table:table-cell>
          <table:table-cell table:style-name="表格3.B2" office:value-type="string">
            <text:p text:style-name="P21">博主所发布的以图片,视频为主，文字为辅的内容</text:p>
          </table:table-cell>
          <table:table-cell table:style-name="表格3.C2" office:value-type="string">
            <text:p text:style-name="P12"/>
          </table:table-cell>
        </table:table-row>
        <table:table-row table:style-name="TableLine94350896525120">
          <table:table-cell table:style-name="表格3.A3" office:value-type="string">
            <text:p text:style-name="P20">个人消息</text:p>
          </table:table-cell>
          <table:table-cell table:style-name="表格3.B3" office:value-type="string">
            <text:p text:style-name="P21">包含所有的回应信息，系统通知，聊天信息</text:p>
          </table:table-cell>
          <table:table-cell table:style-name="表格3.C3" office:value-type="string">
            <text:p text:style-name="P12"/>
          </table:table-cell>
        </table:table-row>
        <table:table-row table:style-name="TableLine94350896527616">
          <table:table-cell table:style-name="表格3.A4" office:value-type="string">
            <text:p text:style-name="P49">用户ID</text:p>
          </table:table-cell>
          <table:table-cell table:style-name="表格3.B4" office:value-type="string">
            <text:p text:style-name="P21">系统为每一个用户分配的一个特定的数字标识符</text:p>
          </table:table-cell>
          <table:table-cell table:style-name="表格3.C4" office:value-type="string">
            <text:p text:style-name="P12">推送</text:p>
          </table:table-cell>
        </table:table-row>
        <table:table-row table:style-name="TableLine94350896530160">
          <table:table-cell table:style-name="表格3.A5" office:value-type="string">
            <text:p text:style-name="P21"><text:s text:c="6"/>服务选项</text:p>
          </table:table-cell>
          <table:table-cell table:style-name="表格3.B5" office:value-type="string">
            <text:p text:style-name="P21">系统提供的可用的服务选项列表，包括：</text:p>
            <text:p text:style-name="P21">1.发布笔记</text:p>
            <text:p text:style-name="P21">2.消息通知</text:p>
            <text:p text:style-name="P21">3.刷新</text:p>
          </table:table-cell>
          <table:table-cell table:style-name="表格3.C5" office:value-type="string">
            <text:p text:style-name="P12"/>
          </table:table-cell>
        </table:table-row>
        <table:table-row table:style-name="TableLine94350896532784">
          <table:table-cell table:style-name="表格3.A6" office:value-type="string">
            <text:p text:style-name="P46"><text:s/>笔记内容</text:p>
          </table:table-cell>
          <table:table-cell table:style-name="表格3.B6" office:value-type="string">
            <text:p text:style-name="P21">笔记内容包含以下信息：</text:p>
            <text:p text:style-name="P21">1.图片/视频</text:p>
            <text:p text:style-name="P21">2.图片顺序</text:p>
            <text:p text:style-name="P21"><text:soft-page-break/>3.文本内容</text:p>
            <text:p text:style-name="P21">4.发布笔记的时间</text:p>
            <text:p text:style-name="P21">5.博主ID信息</text:p>
            <text:p text:style-name="P21">6.所有评论内容</text:p>
            <text:p text:style-name="P21">7.评论数</text:p>
            <text:p text:style-name="P21">8.点赞数</text:p>
            <text:p text:style-name="P21">9.被收藏数</text:p>
          </table:table-cell>
          <table:table-cell table:style-name="表格3.C6" office:value-type="string">
            <text:p text:style-name="P12"/>
          </table:table-cell>
        </table:table-row>
        <table:table-row table:style-name="TableLine94350896535664">
          <table:table-cell table:style-name="表格3.A7" office:value-type="string">
            <text:p text:style-name="P14"/>
            <text:p text:style-name="P12"/>
            <text:p text:style-name="P20">评论内容</text:p>
            <text:p text:style-name="P20"/>
            <text:p text:style-name="P12"/>
          </table:table-cell>
          <table:table-cell table:style-name="表格3.B7" office:value-type="string">
            <text:p text:style-name="P23">评论内容包含以下信息：</text:p>
            <text:p text:style-name="P23">1.评论文本</text:p>
            <text:p text:style-name="P23">2.评论图片</text:p>
            <text:p text:style-name="P23">3.评论时间</text:p>
            <text:p text:style-name="P23">4.评论点赞数</text:p>
            <text:p text:style-name="P23">5.网民ID信息</text:p>
          </table:table-cell>
          <table:table-cell table:style-name="表格3.C7" office:value-type="string">
            <text:p text:style-name="P12"/>
          </table:table-cell>
        </table:table-row>
        <table:table-row table:style-name="TableLine94350896538320">
          <table:table-cell table:style-name="表格3.A8" office:value-type="string">
            <text:p text:style-name="P24">点赞集</text:p>
          </table:table-cell>
          <table:table-cell table:style-name="表格3.B8" office:value-type="string">
            <text:p text:style-name="P25">网民所点赞的笔记的集合</text:p>
          </table:table-cell>
          <table:table-cell table:style-name="表格3.C8" office:value-type="string">
            <text:p text:style-name="P12"/>
          </table:table-cell>
        </table:table-row>
        <table:table-row table:style-name="TableLine94350896540976">
          <table:table-cell table:style-name="表格3.A8" office:value-type="string">
            <text:p text:style-name="P15">默认收藏夹</text:p>
          </table:table-cell>
          <table:table-cell table:style-name="表格3.B8" office:value-type="string">
            <text:p text:style-name="P26">网民所收藏的笔记的集合</text:p>
          </table:table-cell>
          <table:table-cell table:style-name="表格3.C8" office:value-type="string">
            <text:p text:style-name="P12"/>
          </table:table-cell>
        </table:table-row>
        <table:table-row table:style-name="表格3.10">
          <table:table-cell table:style-name="表格3.A10" office:value-type="string">
            <text:p text:style-name="P20">ID信息</text:p>
          </table:table-cell>
          <table:table-cell table:style-name="表格3.B10" office:value-type="string">
            <text:p text:style-name="P21">每一个授权使用该系统的用户都有一个ID信息，主要包含以下信息：</text:p>
            <text:p text:style-name="P20">1.用户ID</text:p>
            <text:p text:style-name="P20">2.用户昵称</text:p>
            <text:p text:style-name="P20">3.用户头像</text:p>
          </table:table-cell>
          <table:table-cell table:style-name="表格3.C10" office:value-type="string">
            <text:p text:style-name="P21"/>
          </table:table-cell>
        </table:table-row>
        <table:table-row table:style-name="TableLine94350896544528">
          <table:table-cell table:style-name="表格3.A11" office:value-type="string">
            <text:p text:style-name="P20">草稿箱</text:p>
          </table:table-cell>
          <table:table-cell table:style-name="表格3.B11" office:value-type="string">
            <text:p text:style-name="P21">存放博主未发布的笔记内容</text:p>
          </table:table-cell>
          <table:table-cell table:style-name="表格3.C11" office:value-type="string">
            <text:p text:style-name="P12"/>
          </table:table-cell>
        </table:table-row>
        <table:table-row table:style-name="TableLine94350896546912">
          <table:table-cell table:style-name="表格3.A12" office:value-type="string">
            <text:p text:style-name="P20">笔记标签</text:p>
          </table:table-cell>
          <table:table-cell table:style-name="表格3.B12" office:value-type="string">
            <text:p text:style-name="P21">笔记内容的关键词，关键字内容以特定的符号开头且不超过10个字</text:p>
          </table:table-cell>
          <table:table-cell table:style-name="表格3.C12" office:value-type="string">
            <text:p text:style-name="P21">系统可以根据笔记标签划分笔记类别</text:p>
          </table:table-cell>
        </table:table-row>
        <table:table-row table:style-name="TableLine94350896549568">
          <table:table-cell table:style-name="表格3.A13" office:value-type="string">
            <text:p text:style-name="P20">笔记类别</text:p>
          </table:table-cell>
          <table:table-cell table:style-name="表格3.B13" office:value-type="string">
            <text:p text:style-name="P21">系统按照社会常识对笔记的大致划分，例如：娱乐，科技，音<text:soft-page-break/>乐，财经等</text:p>
          </table:table-cell>
          <table:table-cell table:style-name="表格3.C13" office:value-type="string">
            <text:p text:style-name="P12"/>
          </table:table-cell>
        </table:table-row>
        <table:table-row table:style-name="表格3.14">
          <table:table-cell table:style-name="表格3.A14" office:value-type="string">
            <text:p text:style-name="P20">文本编辑器选项</text:p>
            <text:p text:style-name="P20"/>
          </table:table-cell>
          <table:table-cell table:style-name="表格3.B14" office:value-type="string">
            <text:p text:style-name="P21">对文本进行编辑的选项，如编辑字体的大小、颜色、加粗、斜体、高亮等</text:p>
          </table:table-cell>
          <table:table-cell table:style-name="表格3.C14" office:value-type="string">
            <text:p text:style-name="P12"/>
          </table:table-cell>
        </table:table-row>
        <table:table-row table:style-name="TableLine94350896554880">
          <table:table-cell table:style-name="表格3.A15" office:value-type="string">
            <text:p text:style-name="P12"/>
            <text:p text:style-name="P12"/>
            <text:p text:style-name="P12"/>
            <text:p text:style-name="P20">违规类别</text:p>
          </table:table-cell>
          <table:table-cell table:style-name="表格3.B15" office:value-type="string">
            <text:p text:style-name="P22">违规类别分为以下几类：</text:p>
            <text:p text:style-name="P20">1.诈骗信息</text:p>
            <text:p text:style-name="P20">2.色情低俗</text:p>
            <text:p text:style-name="P20">3.违法违规</text:p>
            <text:p text:style-name="P20">4.搬运抄袭</text:p>
            <text:p text:style-name="P20">5.虚假不实</text:p>
          </table:table-cell>
          <table:table-cell table:style-name="表格3.C15" office:value-type="string">
            <text:p text:style-name="P13"/>
            <text:p text:style-name="P13"/>
            <text:p text:style-name="P13"/>
            <text:p text:style-name="P13"/>
            <text:p text:style-name="P21">平台审核员可以根据具体违规内容添加违规类别</text:p>
          </table:table-cell>
        </table:table-row>
        <table:table-row table:style-name="TableLine94350896557536">
          <table:table-cell table:style-name="表格3.A16" office:value-type="string">
            <text:p text:style-name="P27">违规具体内容</text:p>
          </table:table-cell>
          <table:table-cell table:style-name="表格3.B16" office:value-type="string">
            <text:p text:style-name="P16">平台审核员对违规笔记进行详情描述，可以添加文字和图片</text:p>
          </table:table-cell>
          <table:table-cell table:style-name="表格3.C16" office:value-type="string">
            <text:p text:style-name="P13"/>
          </table:table-cell>
        </table:table-row>
      </table:table>
      <text:p text:style-name="P141"><text:span text:style-name="T11">3. </text:span>参与者类别</text:p>
      <text:p text:style-name="P7"><draw:frame draw:style-name="fr3" draw:name="1" text:anchor-type="paragraph" svg:x="3.889cm" svg:y="0.356cm" svg:width="10.372cm" style:rel-width="scale" svg:height="6.858cm" style:rel-height="scale" draw:z-index="0"><draw:object-ole xlink:href="./OleObj1" xlink:type="simple" xlink:show="embed" xlink:actuate="onLoad"/><draw:image xlink:href="./ObjectReplacements/OleObj1" xlink:type="simple" xlink:show="embed" xlink:actuate="onLoad"/></draw:frame></text:p>
      <text:p text:style-name="P138">1. 博主</text:p>
      <text:p text:style-name="P50"><text:s/>博主在“想书系统”中发布笔记并与网民进行交流互动，如：与网民聊天，查看网民对笔记的反馈，对网民所评论的信息进行回复等</text:p>
      <text:p text:style-name="P138">2. 网民</text:p>
      <text:p text:style-name="P51"><text:soft-page-break/><text:s/>网民在“想书系统”中浏览笔记，并可以对<text:span text:style-name="T17">笔记内容</text:span>进行反馈，如：点赞、收藏、评论笔记、私信博主、举报笔记等</text:p>
      <text:p text:style-name="P139">3. 平台审核员</text:p>
      <text:p text:style-name="P28"><text:s text:c="8"/><text:span text:style-name="T12">平台审核员对网民举报的内容进行审查并做出相应处理</text:span></text:p>
      <text:p text:style-name="P143">4 <text:s/>用况类别</text:p>
      <text:p text:style-name="P140">主要用况</text:p>
      <text:p text:style-name="P2"><draw:frame draw:style-name="fr3" draw:name="2" text:anchor-type="paragraph" svg:x="4.105cm" svg:y="0cm" svg:width="11.155cm" style:rel-width="scale" svg:height="6.414cm" style:rel-height="scale" draw:z-index="1"><draw:object-ole xlink:href="./OleObj2" xlink:type="simple" xlink:show="embed" xlink:actuate="onLoad"/><draw:image xlink:href="./ObjectReplacements/OleObj2" xlink:type="simple" xlink:show="embed" xlink:actuate="onLoad"/></draw:frame></text:p>
      <text:p text:style-name="P138">发布笔记并社交</text:p>
      <text:p text:style-name="P20"><text:s/><text:span text:style-name="T12">该用况描述了博主如何使用“想书系统”发布笔记并与对该笔记做出反馈的网民进行互动交流</text:span></text:p>
      <text:p text:style-name="P138">浏览笔记并社交</text:p>
      <text:p text:style-name="P47"><text:s/><text:span text:style-name="T12">该用况描述了网民如何使用“想书系统”进行笔记的浏览，并可以对笔记的内容进行回应，与博主和其他网民进行交流</text:span></text:p>
      <text:p text:style-name="P144">4.1 用况描述——发布笔记并社交</text:p>
      <text:p text:style-name="P138"><text:span text:style-name="T14">1. </text:span>简要描述</text:p>
      <text:p text:style-name="P21"><text:s text:c="4"/><text:span text:style-name="T12"><text:s/>该用况描述了博主如何使用“想书系统”发布笔记并与对该笔记做出反馈的网民进行互动交流</text:span></text:p>
      <text:p text:style-name="P29"><text:span text:style-name="T15">2. </text:span>用况图</text:p>
      <text:p text:style-name="P4"><draw:frame draw:style-name="fr2" draw:name="3" text:anchor-type="paragraph" svg:width="10.964cm" style:rel-width="scale" svg:height="6.985cm" style:rel-height="scale" draw:z-index="2"><draw:object-ole xlink:href="./OleObj3" xlink:type="simple" xlink:show="embed" xlink:actuate="onLoad"/><draw:image xlink:href="./ObjectReplacements/OleObj3" xlink:type="simple" xlink:show="embed" xlink:actuate="onLoad"/></draw:frame><text:soft-page-break/><text:span text:style-name="T2">3. </text:span><text:span text:style-name="T1">前置条件</text:span></text:p>
      <text:p text:style-name="P74">博主必须在有效网络的连接下使用该系统</text:p>
      <text:p text:style-name="P75">系统处于已就绪的状态</text:p>
      <text:p text:style-name="P3"><text:span text:style-name="T3">4. </text:span><text:span text:style-name="T1">基本流</text:span></text:p>
      <text:p text:style-name="P74">1. <text:s/>当参与者博主想要记录生活，分享生活时，启动系统终端</text:p>
      <text:p text:style-name="P5"><text:s text:c="3"/>{展示欢迎界面}</text:p>
      <text:p text:style-name="P125">2. <text:s/>系统展示欢迎界面（软件名称和版本号）和“跳过”选项</text:p>
      <text:p text:style-name="P147">3. <text:s/>系统经过一段时间后自动关闭欢迎界面并展示相关选项</text:p>
      <text:p text:style-name="P147"><text:s text:c="3"/>{注册账号}</text:p>
      <text:p text:style-name="P148">4. <text:s/>博主选择“注册帐号”选项</text:p>
      <text:p text:style-name="P149">5. <text:s/>系统提示用户输入自定义帐号及密码</text:p>
      <text:p text:style-name="P150">6. <text:s/>博主输入帐号和密码</text:p>
      <text:p text:style-name="P126">7. <text:s/>系统存储帐号和密码，并为该用户分配一个<text:span text:style-name="T17">用户ID</text:span></text:p>
      <text:p text:style-name="P126"><text:s text:c="3"/>{登录系统}</text:p>
      <text:p text:style-name="P126">8. <text:s/>系统显示“登录”和“注册帐号”选项</text:p>
      <text:p text:style-name="P126">9. <text:s/>博主选择“登录”选项</text:p>
      <text:p text:style-name="P126"><text:s text:c="3"/>{输入帐号、密码}</text:p>
      <text:p text:style-name="P126">10. <text:s/>系统提示博主输入帐号、密码进行登录</text:p>
      <text:p text:style-name="P126">11. <text:s/>博主输入帐号、密码</text:p>
      <text:p text:style-name="P126"><text:s text:c="3"/>{验证帐号、密码}</text:p>
      <text:p text:style-name="P126"><text:soft-page-break/>12. <text:s text:c="3"/>系统验证博主输入的帐号、密码</text:p>
      <text:p text:style-name="P126">13. <text:s text:c="3"/>系统存储博主的登陆时间和登陆设备</text:p>
      <text:p text:style-name="P150"><text:span text:style-name="T4">14. <text:s text:c="3"/>系统根据博主提供的帐号、密码加载对应博主的</text:span><text:span text:style-name="T7">ID信息</text:span><text:span text:style-name="T4">、个人笔记数据、</text:span><text:span text:style-name="T7">个人消息</text:span><text:span text:style-name="T4">通知并显示</text:span></text:p>
      <text:p text:style-name="P126"><text:s text:c="3"/>{选择发布}</text:p>
      <text:p text:style-name="P151"><text:span text:style-name="T4">15. <text:s/>系统不断获取所有博主最新发布的笔记，随机筛选笔记以固定大小的列表的形式进行推送，每条笔记仅显示博主</text:span><text:span text:style-name="T7">ID信息</text:span><text:span text:style-name="T4">、文本内容的前20个字、笔记图片的第一张/视频的封面，并显示多种</text:span><text:span text:style-name="T7">笔记类别</text:span><text:span text:style-name="T4">选项和各种</text:span><text:span text:style-name="T7">服务选项</text:span></text:p>
      <text:p text:style-name="P127">16. <text:s/>博主选择“发布笔记”选项</text:p>
      <text:p text:style-name="P127"><text:s text:c="3"/>{访问图片/视频}</text:p>
      <text:p text:style-name="P127">1<text:span text:style-name="T20">7</text:span>. <text:s/>系统获取本地的图片和视频文件及其详情信息（存储时间，存储格式，文件路径，像素，存储大小）并显示</text:p>
      <text:p text:style-name="P129">1<text:span text:style-name="T21">8</text:span>. <text:s/>系统请求博主上传图片/视频</text:p>
      <text:p text:style-name="P127"><text:s text:c="3"/>{浏览并选择图片和视频}</text:p>
      <text:p text:style-name="P127"><text:span text:style-name="T22">19</text:span>. <text:s/>博主浏览图片/视频文件并选择要发布的图片/视频</text:p>
      <text:p text:style-name="P128">2<text:span text:style-name="T22">0</text:span>. <text:s/>系统记录并显示博主选择的图片/视频数量和顺序，记录博主选择的图片/视频，如果博主选择的图片数量达到9张或视频已选择一个，则系统拒绝博主选择其他图片/视频</text:p>
      <text:p text:style-name="P128"><text:s text:c="3"/>{编辑笔记}</text:p>
      <text:p text:style-name="P152"><text:span text:style-name="T4">2</text:span><text:span text:style-name="T5">1</text:span><text:span text:style-name="T4">. <text:s/>系统适配设备本地默认字体，提供</text:span><text:span text:style-name="T7">文本编辑器选项</text:span><text:span text:style-name="T4">和预览笔记选项，提示博主输入笔记文本内容</text:span></text:p>
      <text:p text:style-name="P128">2<text:span text:style-name="T22">2</text:span>. <text:s/>博主编辑文本内容并根据自己的需求对文本内容进行适当标注</text:p>
      <text:p text:style-name="P128"><text:s text:c="3"/>{预览笔记}</text:p>
      <text:p text:style-name="P128">2<text:span text:style-name="T22">3</text:span>. <text:s/>博主选择“预览笔记”选项</text:p>
      <text:p text:style-name="P128">2<text:span text:style-name="T22">4</text:span>. <text:s/>系统按照默认发布样式对图片/视频、文字排版并展示预览</text:p>
      <text:p text:style-name="P128">2<text:span text:style-name="T22">5</text:span>. <text:s/>在博主确认发布之前，可重新进行第1<text:span text:style-name="T24">6</text:span>步，第1<text:span text:style-name="T24">9</text:span>步，第<text:span text:style-name="T24">22</text:span>步、第2<text:span text:style-name="T24">3</text:span>步</text:p>
      <text:p text:style-name="P128"><text:s text:c="3"/>{确认发布}</text:p>
      <text:p text:style-name="P128">2<text:span text:style-name="T22">6</text:span>. <text:s/>博主确认发布</text:p>
      <text:p text:style-name="P152"><text:span text:style-name="T4">2</text:span><text:span text:style-name="T5">7</text:span><text:span text:style-name="T4">. <text:s/>系统存储博主所发</text:span><text:span text:style-name="T7">笔记内容</text:span></text:p>
      <text:p text:style-name="P128"><text:s text:c="3"/>{系统审核笔记}</text:p>
      <text:p text:style-name="P152"><text:span text:style-name="T5">28</text:span><text:span text:style-name="T4">. <text:s/>系统审核笔记的图片/视频和文字，确认无误后随机将博主所发</text:span><text:span text:style-name="T7">笔记内容</text:span><text:span text:style-name="T4">推送给支持参与者平台审核员</text:span></text:p>
      <text:p text:style-name="P128"><text:soft-page-break/><text:s text:c="3"/>{平台审核员审核笔记}</text:p>
      <text:p text:style-name="P128"><text:span text:style-name="T22">29</text:span>. <text:s/>平台审核员审核笔记的图片/视频和文字，确认无违规行为</text:p>
      <text:p text:style-name="P152"><text:span text:style-name="T5">30</text:span><text:span text:style-name="T4">. <text:s/>系统将</text:span><text:span text:style-name="T7">笔记内容</text:span><text:span text:style-name="T4">发布至平台并将其推送给支持参与者网民</text:span></text:p>
      <text:p text:style-name="P128"><text:s text:c="3"/>{互动交流}</text:p>
      <text:p text:style-name="P128">3<text:span text:style-name="T22">1</text:span>. <text:s/>网民查看该笔记并可对笔记进行评论，表达自己的观点</text:p>
      <text:p text:style-name="P152"><text:span text:style-name="T4">3</text:span><text:span text:style-name="T5">2</text:span><text:span text:style-name="T4">. <text:s/>系统记录下</text:span><text:span text:style-name="T7">评论内容</text:span></text:p>
      <text:p text:style-name="P152"><text:span text:style-name="T4">3</text:span><text:span text:style-name="T5">3</text:span><text:span text:style-name="T4">. <text:s/></text:span><text:span text:style-name="T6">执行子流“审核评论”</text:span></text:p>
      <text:p text:style-name="P128"><text:s text:c="3"/>{发送回应消息}</text:p>
      <text:p text:style-name="P152"><text:span text:style-name="T4">3</text:span><text:span text:style-name="T5">4</text:span><text:span text:style-name="T4">. <text:s/>系统根据</text:span><text:span text:style-name="T7">评论内容</text:span><text:span text:style-name="T4">生成评论消息列表并提示博主有回应信息</text:span></text:p>
      <text:p text:style-name="P128"><text:s text:c="3"/>{回复评论}</text:p>
      <text:p text:style-name="P128">3<text:span text:style-name="T22">5</text:span>. <text:s/>博主在评论消息列表中对评论信息进行详情查看</text:p>
      <text:p text:style-name="P152"><text:span text:style-name="T4">3</text:span><text:span text:style-name="T5">6</text:span><text:span text:style-name="T4">. <text:s/>系统显示</text:span><text:span text:style-name="T7">笔记内容</text:span><text:span text:style-name="T4">并定位至指定评论的列表项处</text:span></text:p>
      <text:p text:style-name="P128">3<text:span text:style-name="T22">7</text:span>. <text:s/>博主输入回复消息</text:p>
      <text:p text:style-name="P152"><text:span text:style-name="T5">38</text:span><text:span text:style-name="T4">. <text:s/>系统存储博主的</text:span><text:span text:style-name="T7">评论内容</text:span></text:p>
      <text:p text:style-name="P128"><text:s text:c="3"/>{发送回复消息}</text:p>
      <text:p text:style-name="P152"><text:span text:style-name="T5">39</text:span><text:span text:style-name="T4">. <text:s/>系统将博主的</text:span><text:span text:style-name="T7">评论内容</text:span><text:span text:style-name="T4">按照评论时间由近及远的顺序排列成列表发送给网民并提示网民该笔记有回复消息</text:span></text:p>
      <text:p text:style-name="P128"><text:span text:style-name="T22">40</text:span>. <text:s/>博主可重复进行第<text:span text:style-name="T23">31</text:span>步到第<text:span text:style-name="T23">39</text:span>步</text:p>
      <text:p text:style-name="P152"><text:span text:style-name="T4">4</text:span><text:span text:style-name="T5">1</text:span><text:span text:style-name="T4">. <text:s/>结束用况</text:span><text:span text:style-name="T1"><text:tab/></text:span></text:p>
      <text:p text:style-name="P30">5 <text:s/>备选流</text:p>
      <text:p text:style-name="P76">A-1 <text:s/>跳过欢迎界面</text:p>
      <text:p text:style-name="P78">在{展示欢迎界面}处，如果博主对欢迎界面不感兴趣，则：</text:p>
      <text:p text:style-name="P79">1. <text:s/>博主选择“跳过”选项</text:p>
      <text:p text:style-name="P79">2. <text:s/>系统关闭欢迎界面的展示</text:p>
      <text:p text:style-name="P77">3. <text:s/>用况回到基本流的{登录系统}处</text:p>
      <text:p text:style-name="P80">A-2 <text:s text:c="2"/>帐号、密码错误</text:p>
      <text:p text:style-name="P80">在{验证帐号、密码}处，如果博主输入的帐号和密码错误：</text:p>
      <text:p text:style-name="P81">1. 系统提示博主帐号或密码错误，请博主重新输入</text:p>
      <text:p text:style-name="P82"><text:soft-page-break/>2. 用况回到基本流的{输入帐号、密码}处</text:p>
      <text:p text:style-name="P83">A-3 拒绝访问本地设备</text:p>
      <text:p text:style-name="P82">在{获取访问权限}处，如果博主拒绝系统访问本地设备，则结束用况</text:p>
      <text:p text:style-name="P83">A-4 没有选择任何图片/视频 </text:p>
      <text:p text:style-name="P82">在{浏览并选择图片和视频}处，如果博主没有选择任何图片或视频，则</text:p>
      <text:p text:style-name="P82">1. <text:s/>系统提示博主至少选择一张图片或视频</text:p>
      <text:p text:style-name="P82">2. <text:s/>如果博主仍然没有选择图片/视频，则结束用况</text:p>
      <text:p text:style-name="P82">3. <text:s/>用况返回基本流{浏览并选择图片和视频}处</text:p>
      <text:p text:style-name="P83">A-5 美化图片/视频</text:p>
      <text:p text:style-name="P82">在{浏览并选择图片和视频}处，如果博主选择了图片/视频，并想对其进行编辑美化，则：</text:p>
      <text:p text:style-name="P82">1. <text:s/>系统获取博主选择的图片/视频，按序以原图的形式全屏显示，并提供编辑美化选</text:p>
      <text:p text:style-name="P82">2. <text:s/>博主按照自己的意愿进行美化编辑</text:p>
      <text:p text:style-name="P82">3. <text:s/>系统记录博主美化编辑后的图片/视频</text:p>
      <text:p text:style-name="P84">4. <text:s/>用况回到基本流{编辑笔记}处</text:p>
      <text:p text:style-name="P42"><text:span text:style-name="T12">A-6 添加</text:span><text:span text:style-name="T18">笔记标签</text:span></text:p>
      <text:p text:style-name="P31"><text:span text:style-name="T12">在{发布笔记}处，如果博主选择添加</text:span><text:span text:style-name="T18">笔记标签</text:span><text:span text:style-name="T12">，则：</text:span></text:p>
      <text:p text:style-name="P84">1. <text:s/>系统提示博主输入标签内容，要求标签内容不超过10个字，且标签内容前必 须添加特定的标签符</text:p>
      <text:p text:style-name="P84">2. <text:s/>博主输入标签内容</text:p>
      <text:p text:style-name="P85">3. <text:s/>系统获取博主输入的标签内容，查询系统内部是否含有相同标签，若不存在相同标签，则记录该标签</text:p>
      <text:p text:style-name="P86">4. <text:s/>系统将该标签加入笔记文本内容中</text:p>
      <text:p text:style-name="P87">5. <text:s/>用况回到基本流{发布笔记}处</text:p>
      <text:p text:style-name="P88">A-7 添加定位信息</text:p>
      <text:p text:style-name="P89">在{发布笔记}处，如果博主选择添加定位信息，则：</text:p>
      <text:p text:style-name="P90"><text:soft-page-break/>1. <text:s/>系统询问博主是否同意访问GPS定位信息</text:p>
      <text:p text:style-name="P90">2. <text:s/>博主同意访问请求</text:p>
      <text:p text:style-name="P90">3. <text:s/>系统获取博主的GPS定位信息，定位至所在国家，所在城市区域，系统将该 <text:s text:c="12"/>定位信息加入笔记文本内容中</text:p>
      <text:p text:style-name="P90">4. <text:s/>用况回到基本流{发布笔记}处</text:p>
      <text:p text:style-name="P91">A-8 系统审核失败</text:p>
      <text:p text:style-name="P92">在{系统审核笔记}处，如果系统判定笔记存在违规行为，则：</text:p>
      <text:p text:style-name="P92">1. 系统记录博主此次不规范行为并提示博主笔记存在违规行为</text:p>
      <text:p text:style-name="P92">2. <text:s/>系统不会将笔记推送给其他网民</text:p>
      <text:p text:style-name="P93">3. <text:s/>结束用况</text:p>
      <text:p text:style-name="P94">A-9 平台审核员审核失败</text:p>
      <text:p text:style-name="P93">在{平台审核员审核笔记}处，如果平台审核员判定笔记存在违规行为，则：</text:p>
      <text:p text:style-name="P32"><text:span text:style-name="T12">1. <text:s/>平台审核员填写</text:span><text:span text:style-name="T18">违规类别</text:span><text:span text:style-name="T12">、</text:span><text:span text:style-name="T18">违规具体内容</text:span><text:span text:style-name="T12">和</text:span><text:span text:style-name="T18">笔记内容</text:span><text:span text:style-name="T12">进行提交</text:span></text:p>
      <text:p text:style-name="P32"><text:span text:style-name="T12">2. <text:s/>系统记录</text:span><text:span text:style-name="T18">违规类别</text:span><text:span text:style-name="T12">和</text:span><text:span text:style-name="T18">违规具体内容</text:span><text:span text:style-name="T12">并根据违规内容对博主进行处罚，如封号和禁言处理</text:span></text:p>
      <text:p text:style-name="P93">3. <text:s/>系统不会将笔记推送给其他网民</text:p>
      <text:p text:style-name="P95">4. <text:s/>结束用况</text:p>
      <text:p text:style-name="P96">A-10 发布失败</text:p>
      <text:p text:style-name="P97">在{发布笔记}处，如果因为网络问题或系统服务器出错，导致笔记发布失败，则：</text:p>
      <text:p text:style-name="P97">1. <text:s/>系统提示博主笔记发布失败，并告知失败原因</text:p>
      <text:p text:style-name="P33"><text:span text:style-name="T12">2. <text:s/>系统将</text:span><text:span text:style-name="T18">笔记内容</text:span><text:span text:style-name="T12">存入博主个人</text:span><text:span text:style-name="T18">草稿箱</text:span><text:span text:style-name="T12">中</text:span></text:p>
      <text:p text:style-name="P98">3. <text:s/>结束用况</text:p>
      <text:p text:style-name="P99">A-11 取消发布</text:p>
      <text:p text:style-name="P116">在{浏览并选择图片和视频}，{编辑笔记}，{预览笔记}，{发布笔记}处，如果博主取消发布笔记，则：</text:p>
      <text:p text:style-name="P100">1. <text:s/>系统询问博主是否要保存所编辑的笔记</text:p>
      <text:p text:style-name="P34"><text:soft-page-break/><text:span text:style-name="T12">2. <text:s/>若博主选择保存笔记，则系统将</text:span><text:span text:style-name="T18">笔记内容</text:span><text:span text:style-name="T12">存入博主个人</text:span><text:span text:style-name="T18">草稿箱</text:span><text:span text:style-name="T12">中</text:span></text:p>
      <text:p text:style-name="P34"><text:span text:style-name="T12">3. <text:s/>若博主选择不保存笔记，则系统将记录的</text:span><text:span text:style-name="T18">笔记内容</text:span><text:span text:style-name="T12">删除</text:span></text:p>
      <text:p text:style-name="P101">4. <text:s/>结束用况</text:p>
      <text:p text:style-name="P102">A-12 <text:s/>私信</text:p>
      <text:p text:style-name="P103">在{互动交流}处，如果博主想与感兴趣的网民进行私密交流，则：</text:p>
      <text:p text:style-name="P103">1. <text:s/>博主选择网民，发起聊天</text:p>
      <text:p text:style-name="P104">2. <text:s/>系统提示博主输入聊天内容，聊天内容不能超过五百字</text:p>
      <text:p text:style-name="P104">3. <text:s/>博主输入聊天内容，确认发送</text:p>
      <text:p text:style-name="P105">4. <text:s/>系统将聊天内容及时间发送给网民并进行存储</text:p>
      <text:p text:style-name="P106">5. <text:s/>用况回到基本流的{互动交流}处</text:p>
      <text:p text:style-name="P107">A-13 <text:s/>举报网民</text:p>
      <text:p text:style-name="P108">在{互动交流}处，如果存在恶意反馈内容，则：</text:p>
      <text:p text:style-name="P108">1. <text:s/>博主选择“举报网民”选项</text:p>
      <text:p text:style-name="P108">2. <text:s/>系统提示博主输入举报类别和举报原因</text:p>
      <text:p text:style-name="P108">3. <text:s/>博主输入举报类别和举报原因</text:p>
      <text:p text:style-name="P108">4. <text:s/>系统记录其举报类别，举报原因及被举报的网民信息并将其反馈给平台审核员</text:p>
      <text:p text:style-name="P108">5. <text:s/>用况回到基本流的{互动交流}处</text:p>
      <text:p text:style-name="P21">6 <text:s/>子流</text:p>
      <text:p text:style-name="P52">S1 审核评论</text:p>
      <text:p text:style-name="P53">{系统审核<text:span text:style-name="T17">评论内容</text:span>}</text:p>
      <text:p text:style-name="P54">1. <text:s/>系统审核<text:span text:style-name="T17">评论内容</text:span>，确认无误后随机将<text:span text:style-name="T17">评论内容</text:span>、网民<text:span text:style-name="T17">ID信息</text:span>发送给支持参与者平台审核员</text:p>
      <text:p text:style-name="P53">{平台审核员审核<text:span text:style-name="T17">评论内容</text:span>}</text:p>
      <text:p text:style-name="P55">2. <text:s text:c="2"/>平台审核员审核<text:span text:style-name="T17">评论内容</text:span>，并确认无违规内容</text:p>
      <text:p text:style-name="P56">3. <text:s text:c="2"/>恢复到基本流的下一步</text:p>
      <text:p text:style-name="P35">7 <text:s/>后置条件</text:p>
      <text:p text:style-name="P109"><text:soft-page-break/>若博主成功发布笔记，则系统将记录发布事务</text:p>
      <text:p text:style-name="P36"><text:span text:style-name="T12">若博主没有成功发布笔记并选择将笔记保存在个人</text:span><text:span text:style-name="T18">草稿箱</text:span><text:span text:style-name="T12">中，则系统将</text:span><text:span text:style-name="T18">笔记内容</text:span></text:p>
      <text:p text:style-name="P50">保存在本地</text:p>
      <text:p text:style-name="P21">8 <text:s/>公共扩展点</text:p>
      <text:p text:style-name="P50">无</text:p>
      <text:p text:style-name="P21">9 <text:s/>特殊需求 </text:p>
      <text:p text:style-name="P110">无</text:p>
      <text:p text:style-name="P130">4.2 用况描述——浏览笔记并社交</text:p>
      <text:p text:style-name="P21">1 <text:s/>简要描述</text:p>
      <text:p text:style-name="P124"><text:s/>该用况描述了网民如何使用“想书系统”进行笔记的浏览，并可以对笔记的内容进行回应，与博主和其他网民进行交流</text:p>
      <text:p text:style-name="P21">2 <text:s/>用况图</text:p>
      <text:p text:style-name="P2"><draw:frame draw:style-name="fr1" draw:name="4" text:anchor-type="as-char" svg:width="14.478cm" style:rel-width="scale" svg:height="8.001cm" style:rel-height="scale" draw:z-index="3"><draw:object-ole xlink:href="./OleObj4" xlink:type="simple" xlink:show="embed" xlink:actuate="onLoad"/><draw:image xlink:href="./ObjectReplacements/OleObj4" xlink:type="simple" xlink:show="embed" xlink:actuate="onLoad"/></draw:frame></text:p>
      <text:p text:style-name="P21">3 <text:s/>前置条件</text:p>
      <text:p text:style-name="P57"><text:s/>网民必须在有效网络的连接下使用该系统</text:p>
      <text:p text:style-name="P58">系统处于已就绪的状态</text:p>
      <text:p text:style-name="P37">4 <text:s/>基本流</text:p>
      <text:p text:style-name="P57"><text:soft-page-break/>1. <text:s/>当参与者网民想要了解新鲜事时，启动系统终端</text:p>
      <text:p text:style-name="P58"><text:s text:c="3"/>{展示欢迎界面}</text:p>
      <text:p text:style-name="P115">2. <text:s/>系统展示欢迎界面（软件名称和版本号）和“跳过”选项</text:p>
      <text:p text:style-name="P58">3. <text:s/>系统经过一段时间后自动关闭欢迎界面</text:p>
      <text:p text:style-name="P58">4. <text:s/>系统显示“登录”和“注册帐号”选项</text:p>
      <text:p text:style-name="P58"><text:s text:c="3"/>{注册账号} <text:s text:c="7"/></text:p>
      <text:p text:style-name="P58">5. <text:s text:c="2"/>网民选择“注册帐号”选项</text:p>
      <text:p text:style-name="P58">6. <text:s/>系统提示网民输入自定义帐号及密码</text:p>
      <text:p text:style-name="P58">7. <text:s/>网民输入帐号和密码</text:p>
      <text:p text:style-name="P58">8. <text:s/>系统存储帐号和密码，并为该网民分配一个<text:span text:style-name="T17">用户ID</text:span></text:p>
      <text:p text:style-name="P58"><text:s text:c="3"/>{登录系统}</text:p>
      <text:p text:style-name="P58">9. <text:s/>网民选择“登录”选项</text:p>
      <text:p text:style-name="P58"><text:s text:c="3"/>{输入帐号、密码}</text:p>
      <text:p text:style-name="P58">10. <text:s/>系统提示网民输入帐号、密码进行登录</text:p>
      <text:p text:style-name="P58">11. <text:s/>网民输入帐号、密码</text:p>
      <text:p text:style-name="P58"><text:s text:c="3"/>{验证帐号、密码}</text:p>
      <text:p text:style-name="P58">12. <text:s/>系统验证网民输入的帐号、密码</text:p>
      <text:p text:style-name="P58">13. <text:s/>系统存储网民的登陆时间和登陆设备</text:p>
      <text:p text:style-name="P38"><text:span text:style-name="T12">14. <text:s/>系统根据网民提供的帐号、密码加载对应网民的</text:span><text:span text:style-name="T18">ID信息</text:span><text:span text:style-name="T12">、个人笔记数据、</text:span><text:span text:style-name="T18">个人消息</text:span><text:span text:style-name="T12">通知并显示视频</text:span></text:p>
      <text:p text:style-name="P38"><text:span text:style-name="T12">15. <text:s/>系统获取所有博主最新发布的笔记，随机筛选笔记以固定大小的列表的形式进行推送，每条笔记仅显示博主</text:span><text:span text:style-name="T18">ID信息</text:span><text:span text:style-name="T12">、文本内容的前20个字、笔记图片的第一张/视频的封面，并显示多种</text:span><text:span text:style-name="T18">笔记类别</text:span><text:span text:style-name="T12">选项和各种</text:span><text:span text:style-name="T18">服务选项</text:span></text:p>
      <text:p text:style-name="P38"><text:span text:style-name="T12"><text:s text:c="3"/>{浏览并选择笔记</text:span><text:span text:style-name="T13">}</text:span></text:p>
      <text:p text:style-name="P58">16. <text:s/>网民对所推送的笔记进行大概浏览</text:p>
      <text:p text:style-name="P58">17. <text:s/>网民没有找到自己感兴趣的内容，可选择“刷新”选项</text:p>
      <text:p text:style-name="P58"><text:soft-page-break/>18. <text:s/>系统重新推送新的笔记列表</text:p>
      <text:p text:style-name="P58">19. <text:s/>网民选择感兴趣的某一笔记进行详情查看</text:p>
      <text:p text:style-name="P38"><text:span text:style-name="T12">20. <text:s/>系统读取该笔记的</text:span><text:span text:style-name="T18">笔记内容</text:span><text:span text:style-name="T12">并显示，其中，评论信息按照评论的时间先后顺序显示</text:span></text:p>
      <text:p text:style-name="P58"><text:s text:c="3"/>{互动交流}</text:p>
      <text:p text:style-name="P58">21. <text:s/>网民对自己喜欢的笔记进行“评论”操作，分享自己对笔记的感想、态度</text:p>
      <text:p text:style-name="P38"><text:span text:style-name="T12">22. <text:s/>系统记录下网民的</text:span><text:span text:style-name="T18">评论内容</text:span></text:p>
      <text:p text:style-name="P38"><text:span text:style-name="T12">23. <text:s/></text:span><text:span text:style-name="T16">执行子流“审核评论”</text:span></text:p>
      <text:p text:style-name="P38"><text:span text:style-name="T12">24. <text:s/>系统将网民的</text:span><text:span text:style-name="T18">评论内容</text:span><text:span text:style-name="T12">添加至对应</text:span><text:span text:style-name="T18">笔记内容</text:span><text:span text:style-name="T12">中</text:span></text:p>
      <text:p text:style-name="P38"><text:span text:style-name="T12">25. <text:s/>系统根据网民的</text:span><text:span text:style-name="T18">评论内容</text:span><text:span text:style-name="T12">生成评论消息列表，提示支持参与者博主有笔记回应消息</text:span></text:p>
      <text:p text:style-name="P58"><text:s text:c="3"/>{回复评论}</text:p>
      <text:p text:style-name="P38"><text:span text:style-name="T12">26. <text:s/>博主在评论消息列表对</text:span><text:span text:style-name="T18">评论内容</text:span><text:span text:style-name="T12">进行详情查看</text:span></text:p>
      <text:p text:style-name="P38"><text:span text:style-name="T12">27. <text:s/>系统显示</text:span><text:span text:style-name="T18">笔记内容</text:span><text:span text:style-name="T12">并定位至指定评论的列表项处</text:span></text:p>
      <text:p text:style-name="P58">28. <text:s/>博主选择喜欢的评论进行回复</text:p>
      <text:p text:style-name="P38"><text:span text:style-name="T12">29. <text:s/>系统记录下博主的</text:span><text:span text:style-name="T18">评论内容</text:span></text:p>
      <text:p text:style-name="P38"><text:span text:style-name="T12">30. <text:s/></text:span><text:span text:style-name="T16">执行子流“审核评论”</text:span></text:p>
      <text:p text:style-name="P38"><text:span text:style-name="T12">31. <text:s/>系统将博主的</text:span><text:span text:style-name="T18">评论内容</text:span><text:span text:style-name="T12">添加至对应</text:span><text:span text:style-name="T18">笔记内容</text:span><text:span text:style-name="T12">中</text:span></text:p>
      <text:p text:style-name="P38"><text:span text:style-name="T12">32. 系统根据博主的</text:span><text:span text:style-name="T18">评论内容</text:span><text:span text:style-name="T12">生成评论消息列表，提示网民有回复信息</text:span></text:p>
      <text:p text:style-name="P58"><text:s text:c="3"/>{查看回复信息}</text:p>
      <text:p text:style-name="P58">33. <text:s/>网民查看回复信息，并可再次进行回复</text:p>
      <text:p text:style-name="P58">34. <text:s/>网民可以重复进行第21步到第33步</text:p>
      <text:p text:style-name="P58">35. <text:s/>结束用况</text:p>
      <text:p text:style-name="P39">5 <text:s/>备选流</text:p>
      <text:p text:style-name="P111">A-1 <text:s/>跳过欢迎界面</text:p>
      <text:p text:style-name="P112">在{展示欢迎界面}处，如果网民对欢迎界面不感兴趣，则：</text:p>
      <text:p text:style-name="P113">1. <text:s/>网民选择“跳过”选项</text:p>
      <text:p text:style-name="P113"><text:soft-page-break/>2. <text:s/>系统关闭欢迎界面的展示</text:p>
      <text:p text:style-name="P113">3. <text:s/>用况回到基本流的{登录系统}处</text:p>
      <text:p text:style-name="P111">A-2 <text:s text:c="2"/>帐号、密码错误</text:p>
      <text:p text:style-name="P112">在{验证帐号、密码}处，如果网民输入的帐号和密码错误：</text:p>
      <text:p text:style-name="P113">1. 系统提示网民帐号或密码错误，请网民重新输入</text:p>
      <text:p text:style-name="P114">2. 用况回到基本流的{输入帐号、密码}处</text:p>
      <text:p text:style-name="P120">A-3 <text:s/>按照类别浏览笔记</text:p>
      <text:p text:style-name="P121">在{浏览并选择笔记}处，如果网民想要选择特定类别的笔记进行浏览，则：</text:p>
      <text:p text:style-name="P43"><text:span text:style-name="T12">1. <text:s/>系统显示</text:span><text:span text:style-name="T18">笔记类别</text:span></text:p>
      <text:p text:style-name="P43"><text:span text:style-name="T12">2. <text:s/>网民选择某一</text:span><text:span text:style-name="T18">笔记类别</text:span></text:p>
      <text:p text:style-name="P43"><text:span text:style-name="T12">3. <text:s/>系统获取所有博主最新发布的笔记，根据网民选择的</text:span><text:span text:style-name="T18">笔记类别</text:span><text:span text:style-name="T12">筛选笔记并以固定大小的列表的形式进行推送，每条笔记仅显示博主</text:span><text:span text:style-name="T18">ID信息</text:span><text:span text:style-name="T12">、文本内容的前20个字、笔记图片的第一张/视频的封面，并将图片缩放成特定大小</text:span></text:p>
      <text:p text:style-name="P122">4. <text:s/>用况回到基本流的{浏览并选择笔记}处</text:p>
      <text:p text:style-name="P120">A-4 关键字搜索</text:p>
      <text:p text:style-name="P121">在{浏览并选择笔记}处，如果网民使用关键字搜索笔记，则：</text:p>
      <text:p text:style-name="P122">1. <text:s/>网民输入关键字</text:p>
      <text:p text:style-name="P122">2. <text:s/>系统获取网民输入的关键字，根据关键字搜索并显示系统内与该关键字相关 <text:s text:c="4"/>的所有信息：笔记文本内容，所有网民昵称</text:p>
      <text:p text:style-name="P122">3. <text:s/>用况恢复到基本流的{浏览并选择笔记}处</text:p>
      <text:p text:style-name="P120">A-5 举报笔记</text:p>
      <text:p text:style-name="P44"><text:span text:style-name="T12">在{浏览并选择笔记}处，如果网民发现</text:span><text:span text:style-name="T18">笔记内容</text:span><text:span text:style-name="T12">存在不规范行为，则：</text:span></text:p>
      <text:p text:style-name="P123">1. <text:s/>网民选择“举报笔记”选项</text:p>
      <text:p text:style-name="P123">2. <text:s/>系统提示网民输入举报类别和举报原因</text:p>
      <text:p text:style-name="P123">3. <text:s/>网民输入举报类别和举报原因</text:p>
      <text:p text:style-name="P45"><text:span text:style-name="T12">4. <text:s/>系统记录其举报类别，举报原因及被举报的</text:span><text:span text:style-name="T18">笔记内容</text:span><text:span text:style-name="T12">并将其反馈给平台审核员</text:span></text:p>
      <text:p text:style-name="P123"><text:soft-page-break/>5. <text:s/>用况回到基本流的{浏览并选择笔记}处</text:p>
      <text:p text:style-name="P59"><text:s/>A-6 私信</text:p>
      <text:p text:style-name="P118">在{互动交流}处，如果网民想与感兴趣的其他网民进行私密交流，则：</text:p>
      <text:p text:style-name="P119">1. <text:s/>网民选择聊天对象，发起聊天</text:p>
      <text:p text:style-name="P119">2. <text:s/>系统提示网民输入聊天内容，聊天内容不能超过五百字</text:p>
      <text:p text:style-name="P119">3. <text:s/>网民输入聊天内容，确认发送</text:p>
      <text:p text:style-name="P119">4. <text:s/>系统将聊天内容及时间发送给聊天对象并进行存储</text:p>
      <text:p text:style-name="P119">5. <text:s/>用况回到基本流的{互动交流}处</text:p>
      <text:p text:style-name="P117">A-7 系统审核失败</text:p>
      <text:p text:style-name="P60">在{系统审核<text:span text:style-name="T17">评论内容</text:span>}处，如果系统判定<text:span text:style-name="T17">评论内容</text:span>存在违规行为，则</text:p>
      <text:p text:style-name="P61">1. 系统记录博主此次不规范行为并提示网民<text:span text:style-name="T17">评论内容</text:span>存在违规行为</text:p>
      <text:p text:style-name="P61">2. <text:s/>系统不会将<text:span text:style-name="T17">评论内容</text:span>添加到<text:span text:style-name="T17">笔记内容</text:span>中</text:p>
      <text:p text:style-name="P61">3. <text:s/>结束用况</text:p>
      <text:p text:style-name="P59">A-8 平台审核员审核失败</text:p>
      <text:p text:style-name="P62">在{平台审核员审核<text:span text:style-name="T17">评论内容</text:span>}处，如果平台审核员判定<text:span text:style-name="T17">评论内容</text:span>存在违规行为，则</text:p>
      <text:p text:style-name="P63">1. <text:s/>平台审核员填写<text:span text:style-name="T17">违规类别</text:span>、<text:span text:style-name="T17">违规具体内容</text:span>和<text:span text:style-name="T17">评论内容</text:span>进行提交</text:p>
      <text:p text:style-name="P63">2. 系统记录<text:span text:style-name="T17">违规类别</text:span>和<text:span text:style-name="T17">违规具体内容</text:span>并根据违规内容对网民进行处罚，如封号和禁言处理</text:p>
      <text:p text:style-name="P63">3. <text:s/>系统不会将<text:span text:style-name="T17">评论内容</text:span>添加至<text:span text:style-name="T17">笔记内容</text:span>中</text:p>
      <text:p text:style-name="P64">4. <text:s/>结束用况</text:p>
      <text:p text:style-name="P65">A-9 点赞</text:p>
      <text:p text:style-name="P66">在{互动交流}处，如果网民喜爱笔记并选择“点赞”选项，则：</text:p>
      <text:p text:style-name="P67">1. <text:s/>系统判定网民是否已经对该笔记进行点赞</text:p>
      <text:p text:style-name="P67">2. <text:s/>如果网民未进行点赞，则</text:p>
      <text:p text:style-name="P67"><text:tab/>a.系统将笔记的点赞数增加并记录网民<text:span text:style-name="T17">ID信息</text:span></text:p>
      <text:p text:style-name="P67"><text:tab/>b.系统将笔记加入网民的<text:span text:style-name="T17">点赞集</text:span></text:p>
      <text:p text:style-name="P67"><text:soft-page-break/><text:tab/>c.系统根据网民的点赞操作和网民<text:span text:style-name="T19">ID信息</text:span>生成其他消息列表，发送给博主，并提示博主有回应信息</text:p>
      <text:p text:style-name="P67">3. <text:s/>如果网民已进行点赞,则</text:p>
      <text:p text:style-name="P67"><text:tab/>a.系统将笔记的点赞数减少并删除网民<text:span text:style-name="T17">ID信息</text:span></text:p>
      <text:p text:style-name="P67"><text:tab/>b,系统将笔记从网民的<text:span text:style-name="T17">点赞集</text:span>中删除</text:p>
      <text:p text:style-name="P67">4. <text:s/>用况回到基本流的{互动交流}处</text:p>
      <text:p text:style-name="P52">A-10 收藏</text:p>
      <text:p text:style-name="P68">在{互动交流}处，如果网民喜爱笔记并选择“收藏”选项，则：</text:p>
      <text:p text:style-name="P69">1. 系统判定网民是否对该笔记进行收藏</text:p>
      <text:p text:style-name="P69">2. <text:s/>如果网民未进行收藏，则</text:p>
      <text:p text:style-name="P69"><text:tab/>a.系统将笔记加入网民的<text:span text:style-name="T17">默认收藏夹</text:span></text:p>
      <text:p text:style-name="P69"><text:tab/>b.系统将笔记的收藏数增加并记录网民<text:span text:style-name="T17">ID信息</text:span></text:p>
      <text:p text:style-name="P69"><text:tab/>c.系统根据网民的收藏操作和网民<text:span text:style-name="T17">ID信息</text:span>生成其他消息列表，发送给博主，并提示博主有回应信息</text:p>
      <text:p text:style-name="P69">3. <text:s/>如果网民已进行收藏,则</text:p>
      <text:p text:style-name="P69"><text:tab/>a.系统将笔记的收藏数减少并删除网民<text:span text:style-name="T17">ID信息</text:span></text:p>
      <text:p text:style-name="P69"><text:tab/>b.系统将笔记从网民的<text:span text:style-name="T17">默认收藏夹</text:span>中删除</text:p>
      <text:p text:style-name="P69">4. <text:s/>用况回到基本流的{互动交流}处</text:p>
      <text:p text:style-name="P70">A-10 转发</text:p>
      <text:p text:style-name="P72">在{互动交流}处，如果网民喜爱笔记并选择“转发”选项，则：</text:p>
      <text:p text:style-name="P73">1. <text:s/>系统提供转发平台选项</text:p>
      <text:p text:style-name="P73">2. <text:s/>网民选择想要进行转发的平台</text:p>
      <text:p text:style-name="P73">3. <text:s/>系统读取<text:span text:style-name="T17">笔记内容</text:span>并将其转发至网民选择的平台</text:p>
      <text:p text:style-name="P73">4. <text:s/>用况回到基本流的{互动交流}处</text:p>
      <text:p text:style-name="P40">6 <text:s/>子流</text:p>
      <text:p text:style-name="P70">S1 审核评论</text:p>
      <text:p text:style-name="P41"><text:soft-page-break/><text:span text:style-name="T12"><text:s text:c="3"/>{系统审核</text:span><text:span text:style-name="T18">评论内容</text:span><text:span text:style-name="T12">}</text:span></text:p>
      <text:p text:style-name="P41"><text:span text:style-name="T12">1. <text:s/>系统审核</text:span><text:span text:style-name="T18">评论内容</text:span><text:span text:style-name="T12">，确认无误后随机将</text:span><text:span text:style-name="T18">评论内容</text:span><text:span text:style-name="T12">、网民</text:span><text:span text:style-name="T18">ID信息</text:span><text:span text:style-name="T12">发送给支持参与者平台审核员</text:span></text:p>
      <text:p text:style-name="P41"><text:span text:style-name="T12"><text:s text:c="3"/>{平台审核员审核</text:span><text:span text:style-name="T18">评论内容</text:span><text:span text:style-name="T12">}</text:span></text:p>
      <text:p text:style-name="P41"><text:span text:style-name="T12">2. <text:s text:c="2"/>平台审核员审核</text:span><text:span text:style-name="T18">评论内容</text:span><text:span text:style-name="T12">，并确认无违规内容</text:span></text:p>
      <text:p text:style-name="P71">3. <text:s text:c="2"/>恢复到基本流的下一步</text:p>
      <text:p text:style-name="P21">7 <text:s/>后置条件</text:p>
      <text:p text:style-name="P50">如果网民举报笔记，则平台审核员将对笔记进行审核，并将审核结果发送给发布该笔记的博主和网民</text:p>
      <text:p text:style-name="P21">8 <text:s/>公共扩展点</text:p>
      <text:p text:style-name="P50">无</text:p>
      <text:p text:style-name="P21">9 <text:s/>特殊需求</text:p>
      <text:p text:style-name="P50">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华文黑体 - Kelvin" svg:font-family="'华文黑体 - Kelvin'"/>
    <style:font-face style:name="宋体" svg:font-family="宋体"/>
    <style:font-face style:name="方正仿宋_GBK" svg:font-family="方正仿宋_GBK" style:font-pitch="variable"/>
    <style:font-face style:name="方正小宋" svg:font-family="方正小宋"/>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3-21T19:06:21.859902416</dc:date>
    <meta:editing-duration>PT2H43M56S</meta:editing-duration>
    <meta:editing-cycles>199</meta:editing-cycles>
    <meta:generator>LibreOffice/7.2.0.4$Linux_X86_64 LibreOffice_project/20$Build-4</meta:generator>
    <meta:document-statistic meta:table-count="3" meta:image-count="0" meta:object-count="4" meta:page-count="18" meta:paragraph-count="408" meta:word-count="6465" meta:character-count="7513" meta:non-whitespace-character-count="6908"/>
  </office:meta>
</office:document-meta>
</file>